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38:22.002182050</dc:date>
    <meta:editing-cycles>27</meta:editing-cycles>
    <meta:editing-duration>PT1H23M5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5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log_e z(5) 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-12.5663706143592">
                <text:p>-12.5663706143592</text:p>
              </table:table-cell>
            </table:table-row>
            <table:table-row>
              <table:table-cell office:value-type="string">
                <text:p>log_e z(0) 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log_e z(1) 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g_e z(2) 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-3.14159265358979">
                <text:p>-3.14159265358979</text:p>
              </table:table-cell>
            </table:table-row>
            <table:table-row>
              <table:table-cell office:value-type="string">
                <text:p>log_e z(3) 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-6.28318530717959">
                <text:p>-6.28318530717959</text:p>
              </table:table-cell>
            </table:table-row>
            <table:table-row>
              <table:table-cell office:value-type="string">
                <text:p>log_e z(4) 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-9.42477796076938">
                <text:p>-9.42477796076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-12.5663706143592">
                <text:p>-12.5663706143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